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726cm" fo:min-width="4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547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893cm" fo:min-width="2.2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1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svg:stroke-color="#000000" draw:fill="none" draw:fill-color="#ffffff" fo:min-height="0.747cm"/>
    </style:style>
    <style:style style:name="gr8" style:family="graphic" style:parent-style-name="standard">
      <style:graphic-properties draw:textarea-horizontal-align="justify" draw:textarea-vertical-align="middle" draw:auto-grow-height="false" fo:min-height="3.103cm" fo:min-width="1.601cm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gr10" style:family="graphic" style:parent-style-name="standard">
      <style:graphic-properties draw:fill="none" draw:textarea-vertical-align="middle" draw:auto-grow-height="false" fo:min-height="0.888cm" fo:min-width="0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4.976cm" svg:x="1.4cm" svg:y="2.3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3.797cm" svg:x="1.5cm" svg:y="3.3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4.976cm" svg:x="22.5cm" svg:y="2.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cm" svg:height="4.06cm" svg:x="22.6cm" svg:y="9.24cm">
          <text:p text:style-name="P3">MongoB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4" draw:layer="layout" svg:x1="22.5cm" svg:y1="5.102cm" svg:x2="6.5cm" svg:y2="5.102cm">
          <text:p/>
        </draw:line>
        <draw:frame draw:style-name="gr5" draw:text-style-name="P5" draw:layer="layout" svg:width="3.4cm" svg:height="1.26cm" svg:x="8.1cm" svg:y="1.493cm">
          <draw:text-box>
            <text:p>GET url </text:p>
          </draw:text-box>
        </draw:frame>
        <draw:line draw:style-name="gr4" draw:text-style-name="P4" draw:layer="layout" svg:x1="6.5cm" svg:y1="2.54cm" svg:x2="22.5cm" svg:y2="2.54cm">
          <text:p/>
        </draw:line>
        <draw:line draw:style-name="gr4" draw:text-style-name="P4" draw:layer="layout" svg:x1="22.5cm" svg:y1="3.388cm" svg:x2="6.5cm" svg:y2="3.388cm">
          <text:p/>
        </draw:line>
        <draw:frame draw:style-name="gr6" draw:text-style-name="P6" draw:layer="layout" svg:width="5.9cm" svg:height="0.95cm" svg:x="8.7cm" svg:y="2.802cm">
          <draw:text-box>
            <text:p><text:span text:style-name="T1">&lt;script&gt; css ...</text:span></text:p>
          </draw:text-box>
        </draw:frame>
        <draw:line draw:style-name="gr4" draw:text-style-name="P4" draw:layer="layout" svg:x1="22.501cm" svg:y1="2.802cm" svg:x2="6.501cm" svg:y2="2.802cm">
          <text:p/>
        </draw:line>
        <draw:frame draw:style-name="gr7" draw:text-style-name="P6" draw:layer="layout" svg:width="13.3cm" svg:height="0.997cm" svg:x="8.1cm" svg:y="5.755cm">
          <draw:text-box>
            <text:p><text:span text:style-name="T1">POST url {result json}</text:span></text:p>
          </draw:text-box>
        </draw:frame>
        <draw:line draw:style-name="gr4" draw:text-style-name="P4" draw:layer="layout" svg:x1="6.5cm" svg:y1="6.54cm" svg:x2="22.5cm" svg:y2="6.54cm">
          <text:p/>
        </draw:line>
        <draw:custom-shape draw:style-name="gr8" draw:text-style-name="P3" draw:layer="layout" svg:width="2.1cm" svg:height="3.798cm" svg:x="25.5cm" svg:y="9.3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9" draw:text-style-name="P4" draw:layer="layout" svg:width="2.96cm" svg:height="0.667cm" draw:transform="skewX (-0.245044226980004) rotate (-1.11072753596919) translate (23.0098289883563cm 6.14168438200109cm)" svg:viewBox="0 0 2961 668" svg:d="M0 522c935-1254 2961 146 2961 146">
          <text:p/>
        </draw:path>
        <draw:path draw:style-name="gr9" draw:text-style-name="P4" draw:layer="layout" svg:width="7.895cm" svg:height="1.722cm" draw:transform="skewX (-0.244346095279206) rotate (-1.11002940426839) translate (23.852108523903cm 1.64926544854558cm)" svg:viewBox="0 0 7896 1723" svg:d="M7896 972c-4522-2562-7896 751-7896 751">
          <text:p/>
        </draw:path>
        <draw:custom-shape draw:style-name="gr10" draw:text-style-name="P8" draw:layer="layout" svg:width="0.5cm" svg:height="1.2cm" svg:x="6cm" svg:y="2.5cm">
          <text:p text:style-name="P7">Load <text:s text:c="12"/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2:35:34.157000000</meta:creation-date>
    <dc:date>2019-02-23T20:01:35.851000000</dc:date>
    <meta:editing-duration>PT8H7M39S</meta:editing-duration>
    <meta:editing-cycles>3</meta:editing-cycles>
    <meta:generator>LibreOffice/5.1.5.2$Windows_x86 LibreOffice_project/7a864d8825610a8c07cfc3bc01dd4fce6a9447e5</meta:generator>
    <meta:document-statistic meta:object-count="16"/>
  </office:meta>
</office:document-meta>
</file>